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5b6f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7e711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94909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65b6f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94909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1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65b6f"/>
    </style:style>
    <style:style style:name="P1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94909"/>
    </style:style>
    <style:style style:name="P1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7e711" officeooo:paragraph-rsid="0017e711"/>
    </style:style>
    <style:style style:name="P1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94909" officeooo:paragraph-rsid="00194909"/>
    </style:style>
    <style:style style:name="P1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0pt" officeooo:rsid="00194909" officeooo:paragraph-rsid="00194909" style:font-size-asian="10pt" style:font-size-complex="10pt"/>
    </style:style>
    <style:style style:name="P1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94909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4909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4909" officeooo:paragraph-rsid="00194909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8" style:family="paragraph" style:parent-style-name="CabecalhoTabela">
      <style:paragraph-properties style:snap-to-layout-grid="false"/>
    </style:style>
    <style:style style:name="P29" style:family="paragraph" style:parent-style-name="CabecalhoTabela">
      <style:paragraph-properties style:snap-to-layout-grid="false"/>
      <style:text-properties officeooo:paragraph-rsid="0002101b"/>
    </style:style>
    <style:style style:name="P30" style:family="paragraph" style:parent-style-name="Texto_20_tabela">
      <style:paragraph-properties fo:text-align="center" style:justify-single-word="false" style:snap-to-layout-grid="false"/>
    </style:style>
    <style:style style:name="P3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32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33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3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35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36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94909" style:letter-kerning="true" style:font-name-asian="Times New Roman" style:font-weight-asian="normal" style:font-name-complex="Arial" style:font-size-complex="10pt" style:language-complex="ar" style:country-complex="SA"/>
    </style:style>
    <style:style style:name="P37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e8990" style:letter-kerning="true" style:font-name-asian="Times New Roman" style:font-weight-asian="normal" style:font-name-complex="Arial" style:font-size-complex="10pt" style:language-complex="ar" style:country-complex="SA"/>
    </style:style>
    <style:style style:name="P3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e8990"/>
    </style:style>
    <style:style style:name="P3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94909" officeooo:paragraph-rsid="001e8990"/>
    </style:style>
    <style:style style:name="P4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e8990"/>
    </style:style>
    <style:style style:name="P4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e8990"/>
    </style:style>
    <style:style style:name="P4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165b6f"/>
    </style:style>
    <style:style style:name="P4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1cc9aa"/>
    </style:style>
    <style:style style:name="P4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4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4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47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4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4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5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5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5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5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5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5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5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5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f9124" officeooo:paragraph-rsid="001f9124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cc9a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language="pt" fo:country="BR" fo:font-weight="normal" officeooo:rsid="0017e711" style:letter-kerning="true" style:font-name-asian="Times New Roman" style:font-weight-asian="normal" style:font-name-complex="Arial" style:font-size-complex="10pt" style:language-complex="ar" style:country-complex="SA"/>
    </style:style>
    <style:style style:name="T14" style:family="text">
      <style:text-properties fo:font-size="11pt" style:font-name-asian="Times New Roman" style:font-size-asian="11pt"/>
    </style:style>
    <style:style style:name="T15" style:family="text">
      <style:text-properties fo:font-size="11pt" officeooo:rsid="00023a1f" style:font-name-asian="Times New Roman" style:font-size-asian="11pt" style:font-size-complex="11pt"/>
    </style:style>
    <style:style style:name="T16" style:family="text">
      <style:text-properties fo:font-size="10pt" style:font-name-asian="Times New Roman" style:font-size-asian="10pt"/>
    </style:style>
    <style:style style:name="T17" style:family="text">
      <style:text-properties fo:font-size="10pt" officeooo:rsid="004b5cce" style:font-name-asian="Times New Roman" style:font-size-asian="10pt"/>
    </style:style>
    <style:style style:name="T18" style:family="text">
      <style:text-properties fo:font-size="10pt" officeooo:rsid="0007aab8" style:font-name-asian="Times New Roman" style:font-size-asian="10pt"/>
    </style:style>
    <style:style style:name="T19" style:family="text">
      <style:text-properties fo:font-size="10pt" officeooo:rsid="0020fc1c" style:font-name-asian="Times New Roman" style:font-size-asian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94909" style:font-size-asian="10pt" style:font-size-complex="10pt"/>
    </style:style>
    <style:style style:name="T22" style:family="text">
      <style:text-properties fo:font-size="10pt" officeooo:rsid="001ac79d" style:font-size-asian="10pt" style:font-size-complex="10pt"/>
    </style:style>
    <style:style style:name="T23" style:family="text">
      <style:text-properties officeooo:rsid="000d352d"/>
    </style:style>
    <style:style style:name="T24" style:family="text">
      <style:text-properties style:font-name-asian="Arial"/>
    </style:style>
    <style:style style:name="T25" style:family="text">
      <style:text-properties officeooo:rsid="000e6f81"/>
    </style:style>
    <style:style style:name="T26" style:family="text">
      <style:text-properties officeooo:rsid="00149369"/>
    </style:style>
    <style:style style:name="T27" style:family="text">
      <style:text-properties officeooo:rsid="00165b6f"/>
    </style:style>
    <style:style style:name="T28" style:family="text">
      <style:text-properties officeooo:rsid="0017e711"/>
    </style:style>
    <style:style style:name="T29" style:family="text">
      <style:text-properties officeooo:rsid="00194909"/>
    </style:style>
    <style:style style:name="T30" style:family="text">
      <style:text-properties officeooo:rsid="001bfbb9"/>
    </style:style>
    <style:style style:name="T31" style:family="text">
      <style:text-properties officeooo:rsid="001cc9aa"/>
    </style:style>
    <style:style style:name="T32" style:family="text">
      <style:text-properties officeooo:rsid="001e8990"/>
    </style:style>
    <style:style style:name="T33" style:family="text">
      <style:text-properties officeooo:rsid="001f9124"/>
    </style:style>
    <style:style style:name="T34" style:family="text">
      <style:text-properties officeooo:rsid="0020fc1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6">GRH</text:span> – Gestão de <text:span text:style-name="T6">Recursos Humanos</text:span></text:p>
      <text:p text:style-name="P18"/>
      <text:p text:style-name="P16">Documento de Especificação de Caso de Uso</text:p>
      <text:p text:style-name="P16"/>
      <text:p text:style-name="P17">UC<text:span text:style-name="T31">21</text:span> – <text:span text:style-name="T31">Gerar Relatório de Submissão de Avaliação de Rendimento</text:span></text:p>
      <text:p text:style-name="P19"/>
      <text:p text:style-name="P1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8">Data</text:p>
          </table:table-cell>
          <table:table-cell table:style-name="Tabela1.A1" office:value-type="string">
            <text:p text:style-name="P28">Versão</text:p>
          </table:table-cell>
          <table:table-cell table:style-name="Tabela1.A1" office:value-type="string">
            <text:p text:style-name="P29">Responsável</text:p>
          </table:table-cell>
          <table:table-cell table:style-name="Tabela1.D1" office:value-type="string">
            <text:p text:style-name="P28">Alteração</text:p>
          </table:table-cell>
        </table:table-row>
        <table:table-row table:style-name="Tabela1.1">
          <table:table-cell table:style-name="Tabela1.A1" office:value-type="string">
            <text:p text:style-name="P30"><text:span text:style-name="T26">20/05</text:span>/201<text:span text:style-name="T23">5</text:span></text:p>
          </table:table-cell>
          <table:table-cell table:style-name="Tabela1.A1" office:value-type="string">
            <text:p text:style-name="P30">1.0</text:p>
          </table:table-cell>
          <table:table-cell table:style-name="Tabela1.A1" office:value-type="string">
            <text:p text:style-name="P32">Beatriz Brito do Rêgo</text:p>
          </table:table-cell>
          <table:table-cell table:style-name="Tabela1.D1" office:value-type="string">
            <text:p text:style-name="P51">Criação<text:span text:style-name="Fonte_20_parág._20_padrão"><text:span text:style-name="T24"> </text:span></text:span>do<text:span text:style-name="Fonte_20_parág._20_padrão"><text:span text:style-name="T24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33">0<text:span text:style-name="T30">8</text:span>/06/2015</text:p>
          </table:table-cell>
          <table:table-cell table:style-name="Tabela1.A3" office:value-type="string">
            <text:p text:style-name="P33">1.5</text:p>
          </table:table-cell>
          <table:table-cell table:style-name="Tabela1.A3" office:value-type="string">
            <text:p text:style-name="P33">Beatriz Brito do Rêgo</text:p>
          </table:table-cell>
          <table:table-cell table:style-name="Tabela1.D3" office:value-type="string">
            <text:p text:style-name="P52">Atualização do documento</text:p>
          </table:table-cell>
        </table:table-row>
        <table:table-row table:style-name="Tabela1.1">
          <table:table-cell table:style-name="Tabela1.A3" office:value-type="string">
            <text:p text:style-name="P31"/>
          </table:table-cell>
          <table:table-cell table:style-name="Tabela1.A3" office:value-type="string">
            <text:p text:style-name="P31"/>
          </table:table-cell>
          <table:table-cell table:style-name="Tabela1.A3" office:value-type="string">
            <text:p text:style-name="P31"/>
          </table:table-cell>
          <table:table-cell table:style-name="Tabela1.D3" office:value-type="string">
            <text:p text:style-name="P53"/>
          </table:table-cell>
        </table:table-row>
      </table:table>
      <text:section text:style-name="Sect1" text:name="Seção1">
        <text:list xml:id="list4103139762748056931" text:style-name="WW8Num2">
          <text:list-item>
            <text:h text:style-name="P43" text:outline-level="1"><text:bookmark-start text:name="_Ref418497390"/><text:bookmark-start text:name="_Ref439573339"/>CASOS DE USO: <text:span text:style-name="T31">GERAR RELATÓRIO DE SUBMISÃO DE AVALIAÇÃO DE RENDIMENTO</text:span></text:h>
            <text:list>
              <text:list-item>
                <text:h text:style-name="P45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34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</text:span></text:span><text:span text:style-name="Fonte_20_parág._20_padrão"><text:span text:style-name="T10">gera o relatório das avaliações de rendimento submetidas no sistema.</text:span></text:span></text:p>
        <text:list xml:id="list111742633763572" text:continue-numbering="true" text:style-name="WW8Num2">
          <text:list-item>
            <text:list>
              <text:list-item>
                <text:h text:style-name="P4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11741937790442" text:continue-numbering="true" text:style-name="WW8Num2">
          <text:list-item>
            <text:list>
              <text:list-item>
                <text:h text:style-name="P46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38">1.<text:tab/><text:span text:style-name="T29">Coordenador seleciona a opção “Avaliação”</text:span></text:p>
        <text:p text:style-name="P39">2.<text:tab/>Coordenador seleciona turma que deseja listar seus estagiários </text:p>
        <text:p text:style-name="P38"><text:span text:style-name="T29">3</text:span>.<text:tab/><text:span text:style-name="T25">Sistema lista estagiário cadastrados referente a turma selecionada <text:s/></text:span></text:p>
        <text:p text:style-name="P40"><text:span text:style-name="T29">4</text:span>.<text:tab/>Coordenador seleciona a opção de realizar avaliação de rendimento</text:p>
        <text:p text:style-name="P38"><text:tab/>- <text:span text:style-name="T27">Sistema exibe para o coordenador um formulário padrão de avaliação de <text:tab/><text:tab/><text:tab/><text:tab/>rendimento do estagiário</text:span></text:p>
        <text:p text:style-name="P38"><text:span text:style-name="T29">5.</text:span><text:tab/><text:span text:style-name="T27">Coordenador preenche os campos do documento</text:span></text:p>
        <text:p text:style-name="P41"><text:span text:style-name="T29">6.</text:span><text:tab/><text:span text:style-name="T27">Coordenador seleciona a opção “Imprimir” </text:span></text:p>
        <text:p text:style-name="P37"><text:bookmark-end text:name="_Ref88992566"/><text:tab/><text:tab/><text:span text:style-name="T29">7</text:span>.<text:tab/>Sistema <text:span text:style-name="T29">gera documento para impressão </text:span></text:p>
        <text:p text:style-name="P42"/>
        <text:p text:style-name="P25">1.<text:span text:style-name="T34">4</text:span><text:tab/>Fluxos de Exceção</text:p>
        <text:p text:style-name="P26"><text:tab/><text:tab/><text:span text:style-name="T29">1.</text:span><text:span text:style-name="T21"><text:tab/>Coordenador seleciona a opção “Avaliação”</text:span></text:p>
        <text:p text:style-name="P15"><text:soft-page-break/>2.<text:tab/>Coordenador seleciona turma que deseja listar seus estagiários </text:p>
        <text:p text:style-name="P22"><text:span text:style-name="T29"><text:tab/><text:tab/>3</text:span>.<text:tab/><text:span text:style-name="T25">Sistema lista estagiário cadastrados referente a turma selecionada</text:span></text:p>
        <text:p text:style-name="P23"><text:span text:style-name="T25"><text:tab/><text:tab/>4.<text:tab/></text:span>Coordenador seleciona a opção “Imprimir Avaliação de Rendimentos de Todos Estagiários”</text:p>
        <text:p text:style-name="P23"><text:tab/><text:tab/>5.<text:tab/>Sistema verifica se todos todas as avaliações de rendimento de todos os estagiários cadastrados na turma estão submetidas</text:p>
        <text:p text:style-name="P27"><text:span text:style-name="T20"><text:tab/><text:tab/>6. <text:tab/>Sistema </text:span><text:span text:style-name="T22">não imprime avaliações e</text:span><text:span text:style-name="T20"> informa </text:span><text:span text:style-name="T22">quais estagiários que não estão com avaliação de rendimento submetidas</text:span></text:p>
        <text:p text:style-name="P24"/>
        <text:list xml:id="list5066484813141410990" text:style-name="L1">
          <text:list-header>
            <text:p text:style-name="P55"><text:span text:style-name="T17">1.</text:span><text:span text:style-name="T19">5</text:span><text:span text:style-name="T15"> <text:tab/>Pré-Condições</text:span></text:p>
          </text:list-header>
        </text:list>
        <text:p text:style-name="P21">Para que o caso de uso seja iniciado é necessário que <text:span text:style-name="T33">coordenador tenha submetido avaliações de rendimento dos estagiários.</text:span></text:p>
        <text:p text:style-name="P20"/>
        <text:list xml:id="list111742868241147" text:continue-numbering="true" text:style-name="L1">
          <text:list-header>
            <text:p text:style-name="P56"><text:span text:style-name="T16">1.</text:span><text:span text:style-name="T19">6</text:span><text:span text:style-name="T16"> </text:span><text:span text:style-name="T14"><text:tab/>Pós-Condições</text:span></text:p>
            <text:p text:style-name="P57">Relatórios impressos pelo coordenador.</text:p>
          </text:list-header>
        </text:list>
        <text:list xml:id="list111742666842486" text:continue-list="list111741937790442" text:style-name="WW8Num2">
          <text:list-item>
            <text:h text:style-name="P44" text:outline-level="1">Relacionamento<text:span text:style-name="Fonte_20_parág._20_padrão"><text:span text:style-name="T24"> </text:span></text:span>com<text:span text:style-name="Fonte_20_parág._20_padrão"><text:span text:style-name="T24"> </text:span></text:span>Outros<text:span text:style-name="Fonte_20_parág._20_padrão"><text:span text:style-name="T24"> </text:span></text:span>Casos<text:span text:style-name="Fonte_20_parág._20_padrão"><text:span text:style-name="T24"> </text:span></text:span>de<text:span text:style-name="Fonte_20_parág._20_padrão"><text:span text:style-name="T24"> </text:span></text:span>Uso</text:h>
          </text:list-item>
        </text:list>
        <text:p text:style-name="P48">Relacionamento com caso de uso UC<text:span text:style-name="T32">10</text:span></text:p>
        <text:list xml:id="list111743796361302" text:continue-numbering="true" text:style-name="WW8Num2">
          <text:list-item>
            <text:list>
              <text:list-item>
                <text:list>
                  <text:list-item>
                    <text:h text:style-name="P47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49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1743119115595" text:continue-numbering="true" text:style-name="WW8Num2">
          <text:list-item>
            <text:list>
              <text:list-item>
                <text:list>
                  <text:list-item>
                    <text:h text:style-name="P47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50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8T11:17:41.620330517</dc:date>
    <meta:print-date>2007-05-07T23:41:00</meta:print-date>
    <meta:editing-cycles>22</meta:editing-cycles>
    <meta:editing-duration>PT1H24M49S</meta:editing-duration>
    <meta:generator>LibreOffice/4.2.7.2$Linux_X86_64 LibreOffice_project/420m0$Build-2</meta:generator>
    <meta:document-statistic meta:table-count="1" meta:image-count="2" meta:object-count="0" meta:page-count="2" meta:paragraph-count="47" meta:word-count="289" meta:character-count="1926" meta:non-whitespace-character-count="166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